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06_12-21-25_000.jpg</text:p>
          </table:table-cell>
          <table:table-cell table:style-name="ce20" office:value-type="string">
            <text:p>:m RES #*# / free# JVEMV6 70#_64 / 70. CO2 (lang=cn;en) / w=红外光谱;甲酸铜;tri-reforming;supercritical,topic=~,other=~,think~,doc=r-16.1;r-11.3#1</text:p>
          </table:table-cell>
          <table:table-cell table:style-name="ce4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2]=&quot;&quot;;[.C2];CONCATENATE([.C2];&quot; / &quot;;[.E2]))" office:value-type="string" office:string-value=":m RES #*# / free# JVEMV6 70#_64 / 70. CO2 (lang=cn;en) / w=红外光谱;甲酸铜;tri-reforming;supercritical,topic=~,other=~,think~,doc=r-16.1;r-11.3#1">
            <text:p>:m RES #*# / free# JVEMV6 70#_64 / 70. CO2 (lang=cn;en) / w=红外光谱;甲酸铜;tri-reforming;supercritical,topic=~,other=~,think~,doc=r-16.1;r-11.3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06_13-07-32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06_15-59-21_000.jpg</text:p>
          </table:table-cell>
          <table:table-cell table:style-name="ce20" office:value-type="string">
            <text:p>:m RES #*# / free# JVEMV6 70#_64:s-2 / 70. CO2 (lang=ko) / w=결정화;소결;담체,topic=촉매,other=~,think~,doc=s-62.d-1#3;</text:p>
          </table:table-cell>
          <table:table-cell table:style-name="ce19"/>
          <table:table-cell table:style-name="ce4"/>
          <table:table-cell table:style-name="ce4" office:value-type="string">
            <text:p>N-35-35-28.559875 E-139-34-49.544677</text:p>
          </table:table-cell>
          <table:table-cell table:style-name="ce38" table:formula="of:=IF([.E4]=&quot;&quot;;[.C4];CONCATENATE([.C4];&quot; / &quot;;[.E4]))" office:value-type="string" office:string-value=":m RES #*# / free# JVEMV6 70#_64:s-2 / 70. CO2 (lang=ko) / w=결정화;소결;담체,topic=촉매,other=~,think~,doc=s-62.d-1#3;">
            <text:p>:m RES #*# / free# JVEMV6 70#_64:s-2 / 70. CO2 (lang=ko) / w=결정화;소결;담체,topic=촉매,other=~,think~,doc=s-62.d-1#3;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06_17-28-09_000.jpg</text:p>
          </table:table-cell>
          <table:table-cell table:style-name="ce19" office:value-type="string">
            <text:p>:m RES #*# / free# JVEMV6 73#_20 / 73. ai / w=branch;node,topic=decision-tree,other=~,think~,doc=s-19.d-1#1.1</text:p>
          </table:table-cell>
          <table:table-cell table:style-name="ce17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5]=&quot;&quot;;[.C5];CONCATENATE([.C5];&quot; / &quot;;[.E5]))" office:value-type="string" office:string-value=":m RES #*# / free# JVEMV6 73#_20 / 73. ai / w=branch;node,topic=decision-tree,other=~,think~,doc=s-19.d-1#1.1">
            <text:p>:m RES #*# / free# JVEMV6 73#_20 / 73. ai / w=branch;node,topic=decision-tree,other=~,think~,doc=s-19.d-1#1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6_20-28-21_000.jpg</text:p>
          </table:table-cell>
          <table:table-cell table:style-name="ce20" office:value-type="string">
            <text:p>:m 食べた物　間食 / 味噌スープ</text:p>
          </table:table-cell>
          <table:table-cell table:style-name="ce20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8" table:formula="of:=IF([.E6]=&quot;&quot;;[.C6];CONCATENATE([.C6];&quot; / &quot;;[.E6]))" office:value-type="string" office:string-value=":m 食べた物　間食 / 味噌スープ">
            <text:p>:m 食べた物　間食 / 味噌スー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06_20-52-40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07_00-42-18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8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07_00-42-28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8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07_07-19-36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0 E-139-34-49.0</text:p>
          </table:table-cell>
          <table:table-cell table:style-name="ce38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5-07_07-35-07_000.jpg</text:p>
          </table:table-cell>
          <table:table-cell table:style-name="ce20" office:value-type="string">
            <text:p>:m :th / topic=感想：本を読んだあと / content=『にっぽんの商人』に出てくる仁兵衛の判断</text:p>
          </table:table-cell>
          <table:table-cell table:style-name="ce17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8" table:formula="of:=IF([.E11]=&quot;&quot;;[.C11];CONCATENATE([.C11];&quot; / &quot;;[.E11]))" office:value-type="string" office:string-value=":m :th / topic=感想：本を読んだあと / content=『にっぽんの商人』に出てくる仁兵衛の判断">
            <text:p>:m :th / topic=感想：本を読んだあと / content=『にっぽんの商人』に出てくる仁兵衛の判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5-07_07-35-28_000.jpg</text:p>
          </table:table-cell>
          <table:table-cell table:style-name="ce20" office:value-type="string">
            <text:p>:m :th / topic=感想：本を読んだあと / content=『にっぽんの商人』.305:下男を不調法者にしてしまう；sociopathの始まり</text:p>
          </table:table-cell>
          <table:table-cell table:style-name="ce19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8" table:formula="of:=IF([.E12]=&quot;&quot;;[.C12];CONCATENATE([.C12];&quot; / &quot;;[.E12]))" office:value-type="string" office:string-value=":m :th / topic=感想：本を読んだあと / content=『にっぽんの商人』.305:下男を不調法者にしてしまう；sociopathの始まり">
            <text:p>:m :th / topic=感想：本を読んだあと / content=『にっぽんの商人』.305:下男を不調法者にしてしまう；sociopathの始まり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4" office:value-type="string">
            <text:p>2021-05-07_07-35-46_000.jpg</text:p>
          </table:table-cell>
          <table:table-cell table:style-name="ce8" office:value-type="string">
            <text:p>:m 記録 / お酒：飲んだ量</text:p>
          </table:table-cell>
          <table:table-cell table:style-name="ce29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8" table:formula="of:=IF([.E13]=&quot;&quot;;[.C13];CONCATENATE([.C13];&quot; / &quot;;[.E13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06_18-37-37_000.mp4</text:p>
          </table:table-cell>
          <table:table-cell table:style-name="ce8" office:value-type="string">
            <text:p>:VIDEO / @自室 / 記録 / jap.flute / 演奏、play / f-2021-0506-1 / R=1</text:p>
          </table:table-cell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VIDEO / @自室 / 記録 / jap.flute / 演奏、play / f-2021-0506-1 / R=1">
            <text:p>:VIDEO / @自室 / 記録 / jap.flute / 演奏、play / f-2021-0506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06_18-38-20_000.mp4</text:p>
          </table:table-cell>
          <table:table-cell table:style-name="ce8" office:value-type="string">
            <text:p>:VIDEO / @自室 / 記録 / jap.flute / 演奏、play / f-2021-0506-2 / R=2,other=continued-from:2021-05-06_18-37-37_000.mp4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VIDEO / @自室 / 記録 / jap.flute / 演奏、play / f-2021-0506-2 / R=2,other=continued-from:2021-05-06_18-37-37_000.mp4">
            <text:p>:VIDEO / @自室 / 記録 / jap.flute / 演奏、play / f-2021-0506-2 / R=2,other=continued-from:2021-05-06_18-37-37_000.mp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6_18-53-11_000.mp4</text:p>
          </table:table-cell>
          <table:table-cell table:style-name="ce8" office:value-type="string">
            <text:p>:VIDEO / @自室 / 記録 / jap.flute / 演奏、play / f-2021-0506-3 / R=3,todays-melody</text:p>
          </table:table-cell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VIDEO / @自室 / 記録 / jap.flute / 演奏、play / f-2021-0506-3 / R=3,todays-melody">
            <text:p>:VIDEO / @自室 / 記録 / jap.flute / 演奏、play / f-2021-0506-3 / R=3,todays-melody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06_19-03-57_000.mp4</text:p>
          </table:table-cell>
          <table:table-cell table:style-name="ce8" office:value-type="string">
            <text:p>:VIDEO / @自室 / 記録 / jap.flute / 演奏、play / f-2021-0506-4 / R=4,todays-melody,other=memo~,RE+</text:p>
          </table:table-cell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VIDEO / @自室 / 記録 / jap.flute / 演奏、play / f-2021-0506-4 / R=4,todays-melody,other=memo~,RE+">
            <text:p>:VIDEO / @自室 / 記録 / jap.flute / 演奏、play / f-2021-0506-4 / R=4,todays-melody,other=memo~,RE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7">2021/05/07</text:date>, <text:time>09:37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07T09:37:18.67</dc:date>
    <dc:creator>iwabuchi ken</dc:creator>
    <meta:editing-duration>P33DT6H20M18S</meta:editing-duration>
    <meta:editing-cycles>12352</meta:editing-cycles>
    <meta:document-statistic meta:table-count="1" meta:cell-count="364" meta:object-count="0"/>
  </office:meta>
</office:document-meta>
</file>